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798e6" officeooo:paragraph-rsid="001798e6"/>
    </style:style>
    <style:style style:name="P2" style:family="paragraph" style:parent-style-name="Standard">
      <style:text-properties officeooo:rsid="001798e6" officeooo:paragraph-rsid="00183265"/>
    </style:style>
    <style:style style:name="P3" style:family="paragraph" style:parent-style-name="Standard">
      <style:text-properties officeooo:rsid="001798e6" officeooo:paragraph-rsid="0018ccd6"/>
    </style:style>
    <style:style style:name="P4" style:family="paragraph" style:parent-style-name="Standard">
      <style:text-properties officeooo:rsid="001798e6" officeooo:paragraph-rsid="0018f7e3"/>
    </style:style>
    <style:style style:name="P5" style:family="paragraph" style:parent-style-name="Standard">
      <style:text-properties officeooo:rsid="001798e6" officeooo:paragraph-rsid="001adad0"/>
    </style:style>
    <style:style style:name="P6" style:family="paragraph" style:parent-style-name="Standard">
      <style:text-properties officeooo:rsid="001798e6" officeooo:paragraph-rsid="001798e6"/>
    </style:style>
    <style:style style:name="P7" style:family="paragraph" style:parent-style-name="Standard">
      <style:text-properties officeooo:rsid="001798e6" officeooo:paragraph-rsid="001ca0d9"/>
    </style:style>
    <style:style style:name="P8" style:family="paragraph" style:parent-style-name="Standard">
      <style:text-properties officeooo:rsid="001d1bbc" officeooo:paragraph-rsid="001d1bbc"/>
    </style:style>
    <style:style style:name="P9" style:family="paragraph" style:parent-style-name="Standard">
      <style:text-properties officeooo:rsid="001d1bbc" officeooo:paragraph-rsid="0021542b"/>
    </style:style>
    <style:style style:name="T1" style:family="text">
      <style:text-properties style:text-position="super 58%"/>
    </style:style>
    <style:style style:name="T2" style:family="text">
      <style:text-properties officeooo:rsid="00183265"/>
    </style:style>
    <style:style style:name="T3" style:family="text">
      <style:text-properties officeooo:rsid="0018ccd6"/>
    </style:style>
    <style:style style:name="T4" style:family="text">
      <style:text-properties officeooo:rsid="0018f7e3"/>
    </style:style>
    <style:style style:name="T5" style:family="text">
      <style:text-properties officeooo:rsid="001adad0"/>
    </style:style>
    <style:style style:name="T6" style:family="text">
      <style:text-properties officeooo:rsid="001ca0d9"/>
    </style:style>
    <style:style style:name="T7" style:family="text">
      <style:text-properties officeooo:rsid="001e20fe"/>
    </style:style>
    <style:style style:name="T8" style:family="text">
      <style:text-properties officeooo:rsid="001fcd47"/>
    </style:style>
    <style:style style:name="T9" style:family="text">
      <style:text-properties officeooo:rsid="002154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stomer – who is the business man, paying the software development team to develop and deploy the JobMatch.com product</text:p>
      <text:p text:style-name="P1"/>
      <text:p text:style-name="P8">Client Rep – <text:span text:style-name="T8">who is represent customer to bring the requirements to Client Analyst.</text:span></text:p>
      <text:p text:style-name="P8"/>
      <text:p text:style-name="P8">Client Analyst – <text:span text:style-name="T7">who is the middel man analyzing customer's requirements, standing between customer/client representative and Development team.</text:span></text:p>
      <text:p text:style-name="P1"/>
      <text:p text:style-name="P1">Project Manager – the manager of the JobMatch.com project, responsible to deliver the product on time with high quality</text:p>
      <text:p text:style-name="P1"/>
      <text:p text:style-name="P1">Developer – who is reponsible for creating the software artifacts, according to the requirements.</text:p>
      <text:p text:style-name="P1"/>
      <text:p text:style-name="P1">Tester – who is responsible for testing the features of the JobMatch.com product, makes sure the product meets the requirements</text:p>
      <text:p text:style-name="P1"/>
      <text:p text:style-name="P1">Deployer – who is responsible for deploying the product to production environment</text:p>
      <text:p text:style-name="P1"/>
      <text:p text:style-name="P1">Host Service Provider – this could be a public cloud service provider like Amazon EC2, or Salesforce.com, which can host the JobMatch.com product.</text:p>
      <text:p text:style-name="P1"/>
      <text:p text:style-name="P2">Web User – <text:span text:style-name="T2">the targeting users of JobMatch.com, who are either a Service Provider, like a plumber, or a Service Seeker, who are looking for providers</text:span></text:p>
      <text:p text:style-name="P2"/>
      <text:p text:style-name="P2">Web Administrator – <text:span text:style-name="T2">the administrators of the JobMatch.com web site, who are managing the user accounts, like approving user registration requests, blocking or deleting those fake information and accounts.</text:span></text:p>
      <text:p text:style-name="P2"/>
      <text:p text:style-name="P2">Web Site Maintener – <text:span text:style-name="T2">who might be the same as Developers or might not. They are responsible for maintaining the web site after the product has been deployed. They can provide bug fixes and create new features with regard to Customer's requirements.</text:span></text:p>
      <text:p text:style-name="P2"/>
      <text:p text:style-name="P3">Helpdesk <text:span text:style-name="T3">of the Website – who is responsible to answer questions from users of the website, and help solve the problems they might have.</text:span></text:p>
      <text:p text:style-name="P3"/>
      <text:p text:style-name="P4">Bank – <text:span text:style-name="T4">who provides the payment interfaces for JobMatch.com</text:span></text:p>
      <text:p text:style-name="P4"/>
      <text:p text:style-name="P4">3<text:span text:style-name="T1">rd</text:span> Party – <text:span text:style-name="T4">The other website like Google or Facebook that can provide service to JobMatch.com. For example, the website may allow users to register/login the system with Google account or Facebook account. Another possible interaction might be allowing other websites to inject advertisements in JobMatch.com</text:span></text:p>
      <text:p text:style-name="P4"/>
      <text:p text:style-name="P5">Legislator – <text:span text:style-name="T5">who is mainly coming from government, ensuring the website compile with certain regulations and policies.</text:span></text:p>
      <text:p text:style-name="P5"/>
      <text:p text:style-name="P7">Auditor – <text:span text:style-name="T6">an official who is checking the accuracy of business records of JobMatch.com.</text:span></text:p>
      <text:p text:style-name="P7"/>
      <text:p text:style-name="P9">SME/Subject Matter Expert – <text:span text:style-name="T9">do we have this stakeholder in JobMatch.c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3-29T23:25:16.238112090</meta:creation-date>
    <dc:date>2015-03-30T00:11:35.738476386</dc:date>
    <dc:creator>Mao Li</dc:creator>
    <meta:editing-duration>PT29M55S</meta:editing-duration>
    <meta:editing-cycles>10</meta:editing-cycles>
    <meta:generator>LibreOffice/4.3.3.2$Linux_X86_64 LibreOffice_project/430m0$Build-2</meta:generator>
    <meta:document-statistic meta:table-count="0" meta:image-count="0" meta:object-count="0" meta:page-count="1" meta:paragraph-count="17" meta:word-count="341" meta:character-count="2299" meta:non-whitespace-character-count="1958"/>
  </office:meta>
</office:document-meta>
</file>